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21000000B8F7E6F4C1541AE82D.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1.771cm"/>
    </style:style>
    <style:style style:name="pr7" style:family="presentation" style:parent-style-name="Blue_5f_Curve1-outline1">
      <style:graphic-properties fo:min-height="11.929cm"/>
    </style:style>
    <style:style style:name="pr8" style:family="presentation" style:parent-style-name="Blue_5f_Curve1-notes">
      <style:graphic-properties draw:fill-color="#ffffff" fo:min-height="13.364cm"/>
    </style:style>
    <style:style style:name="P1" style:family="paragraph">
      <loext:graphic-properties draw:fill-color="#ffffff"/>
    </style:style>
    <style:style style:name="P2" style:family="paragraph">
      <style:text-properties fo:font-size="28pt" style:font-size-asian="28pt" style:font-size-complex="28pt"/>
    </style:style>
    <style:style style:name="P3" style:family="paragraph">
      <style:text-properties fo:font-size="26pt" style:font-size-asian="26pt" style:font-size-complex="26pt"/>
    </style:style>
    <style:style style:name="P4" style:family="paragraph">
      <style:text-properties fo:font-size="24pt" style:font-size-asian="24pt" style:font-size-complex="24pt"/>
    </style:style>
    <style:style style:name="P5" style:family="paragraph">
      <style:text-properties fo:font-size="40pt" style:font-size-asian="40pt" style:font-size-complex="40pt"/>
    </style:style>
    <style:style style:name="T1" style:family="text">
      <style:text-properties fo:font-size="28pt" style:font-size-asian="28pt" style:font-size-complex="28pt"/>
    </style:style>
    <style:style style:name="T2" style:family="text">
      <style:text-properties fo:font-size="26pt" style:font-size-asian="26pt" style:font-size-complex="26pt"/>
    </style:style>
    <style:style style:name="T3" style:family="text">
      <style:text-properties fo:font-variant="normal" fo:text-transform="none" fo:color="#0066cc" style:text-outline="false" style:text-line-through-style="none" style:text-line-through-type="none" style:font-name="Liberation Sans" fo:font-size="26pt" fo:font-style="normal" fo:text-shadow="none" style:text-underline-style="none" fo:font-weight="normal" style:letter-kerning="true" fo:background-color="transparent" style:font-size-asian="26pt" style:font-size-complex="26pt" style:text-emphasize="none" style:font-relief="none" style:text-overline-style="none" style:text-overline-color="font-color"/>
    </style:style>
    <style:style style:name="T4" style:family="text">
      <style:text-properties fo:font-size="24pt" style:font-size-asian="24pt" style:font-size-complex="24pt"/>
    </style:style>
    <style:style style:name="T5" style:family="text">
      <style:text-properties fo:color="#808080"/>
    </style:style>
    <style:style style:name="T6" style:family="text">
      <style:text-properties fo:color="#808080" fo:font-size="28pt" style:font-size-asian="28pt" style:font-size-complex="28pt"/>
    </style:style>
    <style:style style:name="T7"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draw:text-box>
            <text:p>Angular parte 3</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presentation:placeholder="true" presentation:user-transformed="true">
          <draw:text-box/>
        </draw:frame>
        <draw:frame presentation:style-name="pr4" draw:layer="layout" svg:width="25.199cm" svg:height="12.179cm" svg:x="1.4cm" svg:y="4.914cm" presentation:class="outline">
          <draw:text-box>
            <text:list text:style-name="L2">
              <text:list-header>
                <text:p>Hoje falaremos sobre:</text:p>
              </text:list-header>
              <text:list-item>
                <text:p>Algumas diretivas do Angular (ngIf, ngFor, ViewChild, Output, Input)</text:p>
              </text:list-item>
              <text:list-item>
                <text:p>Lifecycle dos componentes</text:p>
              </text:list-item>
              <text:list-item>
                <text:p>RxJS (Observables)</text:p>
              </text:list-item>
              <text:list-item>
                <text:p>Tipagem com TypeScript</text:p>
                <text:p/>
              </text:list-item>
            </text:list>
          </draw:text-box>
        </draw:frame>
        <presentation:notes draw:style-name="dp2">
          <draw:page-thumbnail draw:style-name="gr1" draw:layer="layout" svg:width="14.85cm" svg:height="11.14cm" svg:x="3.08cm" svg:y="2.26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6" draw:layer="layout" svg:width="25.199cm" svg:height="1.771cm" svg:x="1.4cm" svg:y="0.837cm" presentation:class="title">
          <draw:text-box>
            <text:p>ngIf</text:p>
          </draw:text-box>
        </draw:frame>
        <draw:frame presentation:style-name="pr7" draw:layer="layout" svg:width="25.199cm" svg:height="12.179cm" svg:x="1.4cm" svg:y="4.914cm" presentation:class="outline" presentation:user-transformed="true">
          <draw:text-box>
            <text:list text:style-name="L2">
              <text:list-item>
                <text:p>O ngIf é uma diretiva estrutural simples do Angular</text:p>
              </text:list-item>
              <text:list-item>
                <text:p>Ela recebe uma boolean que indica se o componente deve ser renderizado ou não</text:p>
                <text:p>Exemplo:</text:p>
                <text:list>
                  <text:list-item>
                    <text:p>&lt;div *ngIf=”boolean”&gt;<text:line-break/><text:tab/>&lt;span&gt;ngIf&lt;/span&gt;<text:line-break/>&lt;/div&gt;</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layer="layout" svg:width="25.199cm" svg:height="1.771cm" svg:x="1.4cm" svg:y="0.837cm" presentation:class="title">
          <draw:text-box>
            <text:p>ngFor</text:p>
          </draw:text-box>
        </draw:frame>
        <draw:frame presentation:style-name="pr7" draw:text-style-name="P2" draw:layer="layout" svg:width="25.199cm" svg:height="12.179cm" svg:x="1.217cm" svg:y="4.064cm" presentation:class="outline" presentation:user-transformed="true">
          <draw:text-box>
            <text:list text:style-name="L2">
              <text:list-item>
                <text:p text:style-name="P2"><text:span text:style-name="T1">O ngFor é outra diretiva estrutural simples do Angular</text:span></text:p>
              </text:list-item>
              <text:list-item>
                <text:p text:style-name="P2"><text:span text:style-name="T1">Ela possui várias formas de utilização, mas geralmente ele segue a forma abaixo</text:span></text:p>
                <text:p text:style-name="P2"><text:span text:style-name="T1">&lt;span *ngFor=”let item of array”&gt;</text:span><text:span text:style-name="T1"><text:line-break/></text:span><text:span text:style-name="T1"><text:tab/></text:span><text:span text:style-name="T1">{{ item }}</text:span><text:span text:style-name="T1"><text:line-break/></text:span><text:span text:style-name="T1">&lt;/span&gt;</text:span></text:p>
              </text:list-item>
              <text:list-item>
                <text:p text:style-name="P2"><text:span text:style-name="T1">Nesse caso, o ngFor irá renderizar um elemento span para cada item do array acima, e irá se referenciar a cada elemento usando o nome “item” dado acima, como um for mais simples do JavaScript</text:span></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6" draw:layer="layout" svg:width="25.199cm" svg:height="1.771cm" svg:x="1.4cm" svg:y="0.837cm" presentation:class="title">
          <draw:text-box>
            <text:p>Lifecycle</text:p>
          </draw:text-box>
        </draw:frame>
        <draw:frame presentation:style-name="pr7" draw:text-style-name="P2" draw:layer="layout" svg:width="25.199cm" svg:height="12.179cm" svg:x="0.762cm" svg:y="3.048cm" presentation:class="outline" presentation:user-transformed="true">
          <draw:text-box>
            <text:list text:style-name="L2">
              <text:list-header>
                <text:p text:style-name="P2"><text:span text:style-name="T1">O Angular possui alguns métodos que são invocados quando o componente está sendo inicializado, após ser inicializado, em qualquer mudança do estado e quando ele for destruído.</text:span></text:p>
                <text:p text:style-name="P2"><text:span text:style-name="T1">Hoje nós veremos os métodos:</text:span></text:p>
              </text:list-header>
              <text:list-item>
                <text:p text:style-name="P2"><text:span text:style-name="T1">NgOnInit() - chamado após o constructor da classe</text:span></text:p>
              </text:list-item>
              <text:list-item>
                <text:p text:style-name="P2"><text:span text:style-name="T1">NgOnDestroy() - chamado ao destruir o componente</text:span></text:p>
              </text:list-item>
              <text:list-item>
                <text:p text:style-name="P2"><text:span text:style-name="T1">NgAfterViewInit() - chamado ao terminar a renderização da view</text:span></text:p>
              </text:list-item>
              <text:list-item>
                <text:p text:style-name="P2"><text:span text:style-name="T1">NgDoCheck() - chamado quando ocorre qualquer mudança no componente</text:span></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6" draw:layer="layout" svg:width="25.199cm" svg:height="1.771cm" svg:x="1.4cm" svg:y="0.837cm" presentation:class="title">
          <draw:text-box>
            <text:p>RxJS<text:tab/></text:p>
          </draw:text-box>
        </draw:frame>
        <draw:frame presentation:style-name="pr7" draw:layer="layout" svg:width="25.199cm" svg:height="12.179cm" svg:x="1.4cm" svg:y="4.914cm" presentation:class="outline" presentation:user-transformed="true">
          <draw:text-box>
            <text:list text:style-name="L2">
              <text:list-header>
                <text:p>O RxJS é uma biblioteca para reactive programming, ou seja, de maneira básica, ele permite que uma simples mudança em uma variável em algum lugar do programa se espalhe por toda a aplicação, causando mudanças que fazem com que os componentes se adaptem conforme necessário para atender as demandas da mudança que ocorreu</text:p>
              </text:list-header>
            </text:list>
          </draw:text-box>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6" draw:layer="layout" svg:width="25.199cm" svg:height="1.771cm" svg:x="1.4cm" svg:y="0.837cm" presentation:class="title">
          <draw:text-box>
            <text:p>Observable</text:p>
          </draw:text-box>
        </draw:frame>
        <draw:frame presentation:style-name="pr7" draw:layer="layout" svg:width="25.199cm" svg:height="12.179cm" svg:x="1.217cm" svg:y="4.077cm" presentation:class="outline" presentation:user-transformed="true">
          <draw:text-box>
            <text:list text:style-name="L2">
              <text:list-header>
                <text:p>Um Observable é um elemento essencial do RxJS, ele é um objeto que pode ser observado por outros componentes do Angular através do método subscribe(), toda vez que o Observable alterar seu valor, todos os componentes que usaram o método subscribe() nesse Observable irão reagir ao valor emitido pelo Observable, executando blocos de código de acordo com o que foi programado pelo desenvolvedor.</text:p>
              </text:list-header>
            </text:list>
          </draw:text-box>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6" draw:layer="layout" svg:width="25.199cm" svg:height="1.771cm" svg:x="1.4cm" svg:y="0.837cm" presentation:class="title">
          <draw:text-box>
            <text:p>Subject</text:p>
          </draw:text-box>
        </draw:frame>
        <draw:frame presentation:style-name="pr7" draw:layer="layout" svg:width="25.199cm" svg:height="12.179cm" svg:x="1.016cm" svg:y="3.556cm" presentation:class="outline" presentation:user-transformed="true">
          <draw:text-box>
            <text:list text:style-name="L2">
              <text:list-header>
                <text:p>Um Subject é, basicamente, um Observable que você pode criar no Angular, geralmente colocado dentro de um service que pode ser instanciado em outros componentes, permitindo que se inscrevam usando o subscribe() e reajam as mudanças do Subject.</text:p>
                <text:p>Para emitir um valor do Subject para os seus Observers (componentes que deram subscribe) você pode utilizar o método next(valor), que recebe um valor para emitir no próximo Δtime disponível o valor passado para a função</text:p>
              </text:list-header>
            </text:list>
          </draw:text-box>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layer="layout" svg:width="25.199cm" svg:height="1.771cm" svg:x="1.4cm" svg:y="0.837cm" presentation:class="title">
          <draw:text-box>
            <text:p>Operators</text:p>
          </draw:text-box>
        </draw:frame>
        <draw:frame presentation:style-name="pr7" draw:text-style-name="P3" draw:layer="layout" svg:width="25.199cm" svg:height="12.179cm" svg:x="0.709cm" svg:y="3.315cm" presentation:class="outline" presentation:user-transformed="true">
          <draw:text-box>
            <text:list text:style-name="L2">
              <text:list-header>
                <text:p text:style-name="P3"><text:span text:style-name="T2">Existem inúmeros operators dentro do RxJS, hoje nós vamos falar especificamente dos operators de combinação, mais especificamente do merge e do forkJoin.</text:span></text:p>
              </text:list-header>
              <text:list-item>
                <text:p text:style-name="P3"><text:span text:style-name="T2">Merge(...observables): Recebe n observables por parametro e reage quando qualquer um deles emitir um valor</text:span></text:p>
              </text:list-item>
              <text:list-item>
                <text:p text:style-name="P3"><text:span text:style-name="T3">ForkJoin(...observables): </text:span><text:span text:style-name="T2">Recebe n observables por parametro e reage quando todos eles emitirem ao menos um valor e se completarem*</text:span></text:p>
                <text:p text:style-name="P3"><text:span text:style-name="T2">*Um observable pode se completar, quando isso ocorre ele sinaliza que terminou e não irá emitir mais nada</text:span></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6" draw:layer="layout" svg:width="25.199cm" svg:height="1.771cm" svg:x="1.4cm" svg:y="0.837cm" presentation:class="title">
          <draw:text-box>
            <text:p>ViewChild</text:p>
          </draw:text-box>
        </draw:frame>
        <draw:frame presentation:style-name="pr7" draw:text-style-name="P4" draw:layer="layout" svg:width="25.199cm" svg:height="12.179cm" svg:x="0.762cm" svg:y="3.569cm" presentation:class="outline" presentation:user-transformed="true">
          <draw:text-box>
            <text:list text:style-name="L2">
              <text:list-header>
                <text:p text:style-name="P4"><text:span text:style-name="T4">O ViewChild é um dos decorators disponíveis no Angular, ele permite que você acesse um componente filho através de uma id estando dentro do componente pai. Ele pode ser utilizado da seguinte forma:</text:span></text:p>
                <text:p text:style-name="P4"><text:span text:style-name="T4">Classe → @ViewChild(‘children’, { static: null }) child: ChildComponent;</text:span></text:p>
                <text:p text:style-name="P4"><text:span text:style-name="T4">HTML do componente pai → &lt;app-child #children&gt;&lt;/app-child&gt;</text:span></text:p>
                <text:p text:style-name="P4"><text:span text:style-name="T4">Dessa forma você pode se referenciar dentro do componente pai ao componente filho usando o nome da variável dado, nesse caso, “child”.</text:span></text:p>
                <text:p text:style-name="P4"><text:span text:style-name="T4">Você pode acessar todas as propriedades e métodos do componente filho que não estejam protegidos por encapsulamento.</text:span></text:p>
              </text:list-header>
            </text:list>
          </draw:text-box>
        </draw:frame>
        <presentation:notes draw:style-name="dp2">
          <draw:page-thumbnail draw:style-name="gr1"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6" draw:layer="layout" svg:width="25.199cm" svg:height="1.771cm" svg:x="1.4cm" svg:y="0.837cm" presentation:class="title">
          <draw:text-box>
            <text:p>Output</text:p>
          </draw:text-box>
        </draw:frame>
        <draw:frame presentation:style-name="pr7" draw:layer="layout" svg:width="25.199cm" svg:height="12.179cm" svg:x="1.217cm" svg:y="4.318cm" presentation:class="outline" presentation:user-transformed="true">
          <draw:text-box>
            <text:list text:style-name="L2">
              <text:list-header>
                <text:p>O Output é mais um dos decorators disponíveis no Angular. Ele cria um one-way data binding no qual o componente filho emite dados para o componente pai através de um EventEmitter. O componente pai deve indicar uma função ao invocar o componente filho no HTML que deve receber um parâmetro do mesmo tipo que o valor a ser emitido pelo EventEmitter presente no componente filho. Segue um exemplo nos próximos slides.</text:p>
              </text:list-header>
            </text:list>
          </draw:text-box>
        </draw:frame>
        <presentation:notes draw:style-name="dp2">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6" draw:layer="layout" svg:width="25.199cm" svg:height="1.771cm" svg:x="1.4cm" svg:y="0.837cm" presentation:class="title">
          <draw:text-box>
            <text:p>Componente pai - TS</text:p>
          </draw:text-box>
        </draw:frame>
        <draw:frame presentation:style-name="pr7" draw:layer="layout" svg:width="25.199cm" svg:height="12.179cm" svg:x="1.4cm" svg:y="4.914cm" presentation:class="outline">
          <draw:text-box>
            <text:list text:style-name="L2">
              <text:list-header>
                <text:p>export classs PaiComponent {</text:p>
                <text:list>
                  <text:list-header>
                    <text:p>recebeDado(valor: number) { <text:line-break/><text:tab/>console.log(valor);</text:p>
                    <text:p><text:s text:c="5"/><text:span text:style-name="T5">// essa função irá receber o dado do </text:span></text:p>
                    <text:p><text:span text:style-name="T5"><text:s text:c="5"/></text:span><text:span text:style-name="T5">// componente filho</text:span><text:line-break/>}</text:p>
                  </text:list-header>
                </text:list>
                <text:p>}</text:p>
              </text:list-header>
            </text:list>
          </draw:text-box>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6" draw:layer="layout" svg:width="25.199cm" svg:height="1.771cm" svg:x="1.4cm" svg:y="0.837cm" presentation:class="title">
          <draw:text-box>
            <text:p>Componente filho - TS</text:p>
          </draw:text-box>
        </draw:frame>
        <draw:frame presentation:style-name="pr7" draw:layer="layout" svg:width="25.199cm" svg:height="12.179cm" svg:x="1.4cm" svg:y="4.914cm" presentation:class="outline">
          <draw:text-box>
            <text:list text:style-name="L2">
              <text:list-header>
                <text:p>export class FilhoComponent {</text:p>
                <text:list>
                  <text:list-header>
                    <text:p>@Output() eventEmit = new EventEmitter&lt;number&gt;();</text:p>
                    <text:p><text:span text:style-name="T5">// o código acima diz que o componente tem uma</text:span></text:p>
                    <text:p><text:span text:style-name="T5">// output chamada eventEmit</text:span></text:p>
                    <text:p/>
                    <text:p>ngOnInit() {<text:line-break/><text:tab/>this.eventEmit.emit(1);</text:p>
                    <text:p><text:span text:style-name="T5"><text:s/></text:span><text:span text:style-name="T5"><text:tab/></text:span><text:span text:style-name="T5">// a linha acima emite o valor 1 para o pai</text:span><text:line-break/>}</text:p>
                  </text:list-header>
                </text:list>
                <text:p>}</text:p>
              </text:list-header>
            </text:list>
          </draw:text-box>
        </draw:frame>
        <presentation:notes draw:style-name="dp2">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6" draw:layer="layout" svg:width="25.199cm" svg:height="1.771cm" svg:x="1.4cm" svg:y="0.837cm" presentation:class="title">
          <draw:text-box>
            <text:p>Componente pai - HTML</text:p>
          </draw:text-box>
        </draw:frame>
        <draw:frame presentation:style-name="pr7" draw:text-style-name="P2" draw:layer="layout" svg:width="25.199cm" svg:height="12.179cm" svg:x="1.4cm" svg:y="4.914cm" presentation:class="outline">
          <draw:text-box>
            <text:list text:style-name="L2">
              <text:list-header>
                <text:p text:style-name="P2"><text:span text:style-name="T1">&lt;app-filho (eventEmit)=”recebeDado($event)” &gt;</text:span></text:p>
                <text:p text:style-name="P2"><text:span text:style-name="T1">&lt;/app-filho&gt;</text:span></text:p>
                <text:p text:style-name="P2"><text:span text:style-name="T6">&lt;!-- a propriedade (eventEmit) acima diz qual a função no componente pai que será chamada quando o componente filho emitir um valor →</text:span></text:p>
                <text:p text:style-name="P2"><text:span text:style-name="T6">&lt;!-- não é necessário nenhum HTML específico para o componente filho --&gt;</text:span></text:p>
              </text:list-header>
            </text:list>
          </draw:text-box>
        </draw:frame>
        <presentation:notes draw:style-name="dp2">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6" draw:layer="layout" svg:width="25.199cm" svg:height="1.771cm" svg:x="1.4cm" svg:y="0.837cm" presentation:class="title">
          <draw:text-box>
            <text:p>Input</text:p>
          </draw:text-box>
        </draw:frame>
        <draw:frame presentation:style-name="pr7" draw:layer="layout" svg:width="25.199cm" svg:height="12.179cm" svg:x="1.4cm" svg:y="4.914cm" presentation:class="outline" presentation:user-transformed="true">
          <draw:text-box>
            <text:list text:style-name="L2">
              <text:list-header>
                <text:p>O Input é outro decorator disponível no Angular o último que veremos hoje. Ele permite que o componente filho receba uma variável do componente pai. Ele não é tão complicado quanto o Output com EventEmitter’s e etc, basta apenas passar a variável ao instanciar o componente no HTML e declarar a propriedade @Input() nomeDaProp no componente filho. Segue exemplo nos próximos slides. </text:p>
              </text:list-header>
            </text:list>
          </draw:text-box>
        </draw:frame>
        <presentation:notes draw:style-name="dp2">
          <draw:page-thumbnail draw:style-name="gr1"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6" draw:layer="layout" svg:width="25.199cm" svg:height="1.771cm" svg:x="1.4cm" svg:y="0.837cm" presentation:class="title">
          <draw:text-box>
            <text:p>Componente pai – TS</text:p>
          </draw:text-box>
        </draw:frame>
        <draw:frame presentation:style-name="pr7" draw:layer="layout" svg:width="25.199cm" svg:height="12.179cm" svg:x="1.4cm" svg:y="4.914cm" presentation:class="outline" presentation:user-transformed="true">
          <draw:text-box>
            <text:list text:style-name="L2">
              <text:list-header>
                <text:p>Export class PaiComponent {</text:p>
                <text:list>
                  <text:list-header>
                    <text:p>prop = 3;</text:p>
                  </text:list-header>
                </text:list>
                <text:p>}</text:p>
              </text:list-header>
            </text:list>
          </draw:text-box>
        </draw:frame>
        <presentation:notes draw:style-name="dp2">
          <draw:page-thumbnail draw:style-name="gr1"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6" draw:layer="layout" svg:width="25.199cm" svg:height="1.771cm" svg:x="1.4cm" svg:y="0.837cm" presentation:class="title">
          <draw:text-box>
            <text:p>Componente filho - TS</text:p>
          </draw:text-box>
        </draw:frame>
        <draw:frame presentation:style-name="pr7" draw:layer="layout" svg:width="25.199cm" svg:height="12.179cm" svg:x="1.4cm" svg:y="4.914cm" presentation:class="outline">
          <draw:text-box>
            <text:list text:style-name="L2">
              <text:list-header>
                <text:p>Export class FilhoComponent {</text:p>
                <text:list>
                  <text:list-header>
                    <text:p>@Input() value: number;</text:p>
                  </text:list-header>
                </text:list>
                <text:p>}</text:p>
              </text:list-header>
            </text:list>
          </draw:text-box>
        </draw:frame>
        <presentation:notes draw:style-name="dp2">
          <draw:page-thumbnail draw:style-name="gr1"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frame presentation:style-name="pr6" draw:layer="layout" svg:width="25.199cm" svg:height="1.771cm" svg:x="1.4cm" svg:y="0.837cm" presentation:class="title">
          <draw:text-box>
            <text:p>Componente pai - HTML</text:p>
          </draw:text-box>
        </draw:frame>
        <draw:frame presentation:style-name="pr7" draw:layer="layout" svg:width="25.199cm" svg:height="12.179cm" svg:x="1.4cm" svg:y="4.914cm" presentation:class="outline">
          <draw:text-box>
            <text:list text:style-name="L2">
              <text:list-header>
                <text:p>&lt;app-filho [value]=”prop”&gt;</text:p>
                <text:p>&lt;/app-filho&gt;</text:p>
                <text:p/>
                <text:p><text:span text:style-name="T5">&lt;!-- o componente filho não necessita de nenhum código HTML específico para o funcionamento do Input --&gt;</text:span></text:p>
              </text:list-header>
            </text:list>
          </draw:text-box>
        </draw:frame>
        <presentation:notes draw:style-name="dp2">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draw:frame presentation:style-name="pr6" draw:text-style-name="P5" draw:layer="layout" svg:width="25.199cm" svg:height="1.771cm" svg:x="1.4cm" svg:y="0.837cm" presentation:class="title" presentation:user-transformed="true">
          <draw:text-box>
            <text:p text:style-name="P5"><text:span text:style-name="T7">TypeScript – Tipagem de FormGroup</text:span></text:p>
          </draw:text-box>
        </draw:frame>
        <draw:frame presentation:style-name="pr7" draw:layer="layout" svg:width="25.199cm" svg:height="12.179cm" svg:x="1.4cm" svg:y="4.914cm" presentation:class="outline" presentation:user-transformed="true">
          <draw:text-box>
            <text:list text:style-name="L2">
              <text:list-header>
                <text:p>Como último assunto, vamos falar um pouco sobre tipagem mais avançada usando TypeScript, mas vamos falar de maneira prática, aplicando os conhecimentos para tipar um FormGroup do Angular, já que o próprio Angular não nos permite simplesmente usar um this.fb.group&lt;T&gt;(...forms), onde T é o tipo que representa nosso form por completo.</text:p>
              </text:list-header>
            </text:list>
          </draw:text-box>
        </draw:frame>
        <presentation:notes draw:style-name="dp2">
          <draw:page-thumbnail draw:style-name="gr1"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1" draw:master-page-name="Blue_5f_Curve1" presentation:presentation-page-layout-name="AL2T1">
        <draw:frame presentation:style-name="pr6" draw:layer="layout" svg:width="25.199cm" svg:height="1.771cm" svg:x="1.4cm" svg:y="0.837cm" presentation:class="title" presentation:user-transformed="true">
          <draw:text-box>
            <text:p>Type Assertion</text:p>
          </draw:text-box>
        </draw:frame>
        <draw:frame presentation:style-name="pr7" draw:text-style-name="P4" draw:layer="layout" svg:width="25.199cm" svg:height="12.179cm" svg:x="0.709cm" svg:y="3.302cm" presentation:class="outline" presentation:user-transformed="true">
          <draw:text-box>
            <text:list text:style-name="L2">
              <text:list-header>
                <text:p text:style-name="P4"><text:span text:style-name="T4">Type Assertion no TypeScript consiste em assumir o tipo de uma variável. Uma variável quando declarada do tipo any joga todos os benefícios de tipagem provenientes do TypeScript no lixo. </text:span></text:p>
                <text:p text:style-name="P4"><text:span text:style-name="T4">Por isso, não é recomendado o uso do tipo any, antes um Union Type de vários tipos do que um tipo any, pois usando isso você desperdiça a segurança da tipagem fornecida pelo TS.</text:span></text:p>
                <text:p text:style-name="P4"><text:span text:style-name="T4">Quando você cria uma variável com o tipo any ou algum Union Type, você não vai ter certeza do tipo exato daquela variável. Devido a isso, caso o programador tenha certeza do que está fazendo, ele pode assumir o tipo daquela variável usando a keyword “as” do TypeScript, convertendo, por exemplo, uma variável do tipo any pra qualquer outro tipo que ele desejar</text:span></text:p>
              </text:list-header>
            </text:list>
          </draw:text-box>
        </draw:frame>
        <presentation:notes draw:style-name="dp2">
          <draw:page-thumbnail draw:style-name="gr1"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1" draw:master-page-name="Blue_5f_Curve1" presentation:presentation-page-layout-name="AL2T1">
        <draw:frame presentation:style-name="pr6" draw:layer="layout" svg:width="25.199cm" svg:height="1.771cm" svg:x="1.4cm" svg:y="0.837cm" presentation:class="title" presentation:user-transformed="true">
          <draw:text-box>
            <text:p>Type Assertion</text:p>
          </draw:text-box>
        </draw:frame>
        <draw:frame presentation:style-name="pr7" draw:text-style-name="P2" draw:layer="layout" svg:width="25.199cm" svg:height="12.179cm" svg:x="1.27cm" svg:y="3.315cm" presentation:class="outline" presentation:user-transformed="true">
          <draw:text-box>
            <text:list text:style-name="L2">
              <text:list-header>
                <text:p text:style-name="P2"><text:span text:style-name="T1">Quando você usa a keyword “as” o compilador de TS verifica a compatibilidade entre os tipos ali mencionados, por exemplo, se você escreve a seguinte linha:</text:span><text:span text:style-name="T1"><text:line-break/></text:span><text:span text:style-name="T1"><text:tab/></text:span><text:span text:style-name="T1">const temp: Date = false as Date;</text:span></text:p>
                <text:p text:style-name="P2"><text:span text:style-name="T1">O compilador irá apresentar um erro, dizendo que um valor do tipo boolean não pode ser convertido em Date pois os tipos não são compatíveis. Se você analisar, verá que não existe, em nenhuma circunstância, a possibilidade de um boolean virar um Date, portanto, o compilador irá avisar você, pois você estará fazendo um Type Assertion de alto risco.</text:span></text:p>
              </text:list-header>
            </text:list>
          </draw:text-box>
        </draw:frame>
        <presentation:notes draw:style-name="dp2">
          <draw:page-thumbnail draw:style-name="gr1" draw:layer="layout" svg:width="14.848cm" svg:height="11.136cm" svg:x="3.075cm" svg:y="2.257cm" draw:page-number="21" presentation:class="page"/>
          <draw:frame presentation:style-name="pr8" draw:text-style-name="P1" draw:layer="layout" svg:width="16.799cm" svg:height="13.364cm" svg:x="2.1cm" svg:y="14.107cm" presentation:class="notes" presentation:placeholder="true">
            <draw:text-box/>
          </draw:frame>
        </presentation:notes>
      </draw:page>
      <draw:page draw:name="page22" draw:style-name="dp1" draw:master-page-name="Blue_5f_Curve1" presentation:presentation-page-layout-name="AL2T1">
        <draw:frame presentation:style-name="pr6" draw:layer="layout" svg:width="25.199cm" svg:height="1.771cm" svg:x="1.4cm" svg:y="0.837cm" presentation:class="title">
          <draw:text-box>
            <text:p>Type Assertion</text:p>
          </draw:text-box>
        </draw:frame>
        <draw:frame presentation:style-name="pr7" draw:layer="layout" svg:width="25.199cm" svg:height="12.179cm" svg:x="1.4cm" svg:y="4.077cm" presentation:class="outline" presentation:user-transformed="true">
          <draw:text-box>
            <text:list text:style-name="L2">
              <text:list-header>
                <text:p>Caso você realmente tenha certeza do que está fazendo e queira realizar o Type Assertion de boolean pra Date, você deverá primeiro converter de boolean para unknown e depois para Date, fazendo da seguinte forma:</text:p>
                <text:list>
                  <text:list-header>
                    <text:p><text:span text:style-name="T1">const temp: Date = (false as unknown) as Date;</text:span></text:p>
                  </text:list-header>
                </text:list>
                <text:p><text:span text:style-name="T1">Dessa forma, o compilador irá aceitar e simplesmente assumir o tipo que você passou a ele pelo código, por mais que os tipos não sejam compatíveis.</text:span></text:p>
              </text:list-header>
            </text:list>
          </draw:text-box>
        </draw:frame>
        <presentation:notes draw:style-name="dp2">
          <draw:page-thumbnail draw:style-name="gr1"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1" draw:master-page-name="Blue_5f_Curve1" presentation:presentation-page-layout-name="AL2T1">
        <draw:frame presentation:style-name="pr6" draw:layer="layout" svg:width="25.199cm" svg:height="1.771cm" svg:x="1.4cm" svg:y="0.837cm" presentation:class="title">
          <draw:text-box>
            <text:p>Type Assertion</text:p>
          </draw:text-box>
        </draw:frame>
        <draw:frame presentation:style-name="pr7" draw:layer="layout" svg:width="25.199cm" svg:height="12.179cm" svg:x="1.217cm" svg:y="2.807cm" presentation:class="outline" presentation:user-transformed="true">
          <draw:text-box>
            <text:list text:style-name="L2">
              <text:list-header>
                <text:p>Agora, caso os tipos que você selecionou sejam compatíveis, por exemplo, vamos supor que temos o tipo x e ele herda o tipo y, você poderá escrever o seguinte código:</text:p>
                <text:p><text:s/><text:tab/>const temp: x;</text:p>
                <text:p><text:s/><text:tab/>const temp2: y = temp as y;</text:p>
                <text:p>Como o tipo x herda todas as propriedades do tipo y, ele pode muito bem servir como substituto para o tipo y, ele apenas terá algumas propriedades adicionais, o que não afetará o funcionamento da aplicação.</text:p>
              </text:list-header>
            </text:list>
          </draw:text-box>
        </draw:frame>
        <presentation:notes draw:style-name="dp2">
          <draw:page-thumbnail draw:style-name="gr1" draw:layer="layout" svg:width="14.848cm" svg:height="11.136cm" svg:x="3.075cm" svg:y="2.257cm" draw:page-number="23"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03T11:41:29.406244569</meta:creation-date>
    <meta:editing-duration>PT1H57M45S</meta:editing-duration>
    <meta:editing-cycles>18</meta:editing-cycles>
    <meta:generator>LibreOffice/6.0.7.3$Linux_X86_64 LibreOffice_project/00m0$Build-3</meta:generator>
    <dc:title>Blue Curve</dc:title>
    <dc:date>2020-01-03T16:26:36.347150783</dc:date>
    <meta:document-statistic meta:object-count="126"/>
  </office:meta>
</office:document-meta>
</file>